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42643" officeooo:paragraph-rsid="00142643"/>
    </style:style>
    <style:style style:name="P2" style:family="paragraph" style:parent-style-name="Heading_20_1">
      <style:text-properties officeooo:rsid="00142643" officeooo:paragraph-rsid="00142643"/>
    </style:style>
    <style:style style:name="P3" style:family="paragraph" style:parent-style-name="Title">
      <style:text-properties officeooo:rsid="00142643" officeooo:paragraph-rsid="00142643"/>
    </style:style>
    <style:style style:name="T1" style:family="text">
      <style:text-properties officeooo:rsid="001426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264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chine Learning with Python</text:p>
      <text:h text:style-name="P2" text:outline-level="1">Introduction</text:h>
      <text:p text:style-name="P1">List of python packages that will be practised in detail:</text:p>
      <text:p text:style-name="Text_20_body">- <text:span text:style-name="T2">NumPy</text:span>: which is a math library to work with n-dimensional arrays in Python.</text:p>
      <text:p text:style-name="Text_20_body">- <text:span text:style-name="T2">SciPy</text:span>: which is a collection of numerical algorithms and domain-specific toolboxes, including signal processing, optimization, statistics and much more. SciPy is a good library for scientific and high-performance computation.</text:p>
      <text:p text:style-name="Text_20_body">- <text:span text:style-name="T2">Matplotlib</text:span>: which is a very popular plotting package that provides 2D plotting as well as 3D plotting.</text:p>
      <text:p text:style-name="Text_20_body">- <text:span text:style-name="T2">Pandas</text:span>: which is a very high-level python library that provides high-performance, easy to use data structures.</text:p>
      <text:p text:style-name="Text_20_body">- <text:span text:style-name="T3">S</text:span><text:span text:style-name="T2">cikit-learn</text:span>: which is a collection of algorithms and tools for machine learning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7:40:19.795000000</meta:creation-date>
    <dc:date>2020-02-02T17:52:54.276000000</dc:date>
    <meta:editing-duration>PT2M13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8" meta:word-count="107" meta:character-count="700" meta:non-whitespace-character-count="601"/>
  </office:meta>
</office:document-meta>
</file>